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size="10pt" style:font-size-asian="10pt" style:font-size-complex="10pt"/>
    </style:style>
    <style:style style:name="P2" style:family="paragraph" style:parent-style-name="Quotations">
      <style:text-properties fo:font-size="10pt" style:font-size-asian="10pt" style:font-size-complex="10pt"/>
    </style:style>
    <style:style style:name="P3" style:family="paragraph" style:parent-style-name="Quotations">
      <style:text-properties fo:font-size="10pt" fo:font-weight="bold" officeooo:rsid="0012b987" officeooo:paragraph-rsid="0012b987" style:font-size-asian="10pt" style:font-weight-asian="bold" style:font-size-complex="10pt" style:font-weight-complex="bold"/>
    </style:style>
    <style:style style:name="P4" style:family="paragraph" style:parent-style-name="Text_20_body">
      <style:text-properties fo:font-size="10pt" style:font-size-asian="10pt" style:font-size-complex="10pt"/>
    </style:style>
    <style:style style:name="P5" style:family="paragraph" style:parent-style-name="Standard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Slide 1 — Page de garde</text:h>
      <text:p text:style-name="P2">Bonjour, nous allons vous présenter notre SAÉ de base de données sur le thème du transport public.<text:line-break/>Notre projet consiste à concevoir une base de données relationnelle sur le métro parisien.<text:line-break/>Dans cette présentation, nous allons expliquer le besoin du client, notre modélisation, la création de la base, l’insertion des données, puis quelques requêtes d’analyse.</text:p>
      <text:h text:style-name="P1" text:outline-level="2">Slide 2 — Besoin du client / cahier des charges</text:h>
      <text:p text:style-name="P2">Nous sommes partis d’une demande fictive de la RATP.<text:line-break/>Le client souhaite disposer d’une base de données simple permettant de représenter une partie du réseau de métro parisien.<text:line-break/>Les besoins principaux sont les suivants : enregistrer les lignes, les stations, les trajets, ainsi que les passages dans les stations.<text:line-break/>Cette base doit aussi permettre d’exécuter des requêtes pour analyser les dessertes, les horaires et l’organisation du réseau.</text:p>
      <text:h text:style-name="P1" text:outline-level="2">Slide 3 — Choix du thème</text:h>
      <text:p text:style-name="P2">Ce sujet est cohérent avec le thème transport public demandé dans la SAE.<text:line-break/>Il permet de construire une base relationnelle avec plusieurs tables liées entre elles, tout en restant dans un cas concret facile à comprendre.<text:line-break/>Le métro parisien est un bon exemple, car il contient naturellement des lignes, des stations, des trajets et des horaires. </text:p>
      <text:h text:style-name="P1" text:outline-level="2">Slide 4 — Démarche générale</text:h>
      <text:p text:style-name="P2">Nous avons procédé en plusieurs étapes.<text:line-break/>D’abord, nous avons défini le besoin et les objets à représenter.<text:line-break/>Ensuite, nous avons construit un schéma logique de données.<text:line-break/>Puis nous avons écrit un script SQL pour créer la base.<text:line-break/>Après cela, nous avons préparé un jeu de données et nous avons réalisé des requêtes SQL pour exploiter la base.<text:line-break/>Enfin, nous avons organisé notre travail en groupe à l’aide d’un dépôt GitHub partagé.</text:p>
      <text:p text:style-name="P3">Mini slide sur le github</text:p>
      <text:h text:style-name="P1" text:outline-level="2">Slide 5 — Présentation des tables</text:h>
      <text:p text:style-name="P4">afficher le schéma.</text:p>
      <text:p text:style-name="Quotations"><text:span text:style-name="T1">Notre base repose principalement sur quatre tables principales.<text:line-break/>La table </text:span><text:span text:style-name="Strong_20_Emphasis"><text:span text:style-name="T1">ligne</text:span></text:span><text:span text:style-name="T1"> contient les informations sur les lignes de métro.<text:line-break/>La table </text:span><text:span text:style-name="Strong_20_Emphasis"><text:span text:style-name="T1">station</text:span></text:span><text:span text:style-name="T1"> contient les stations.<text:line-break/>La table </text:span><text:span text:style-name="Strong_20_Emphasis"><text:span text:style-name="T1">trajet</text:span></text:span><text:span text:style-name="T1"> représente un trajet associé à une ligne, avec une heure de départ et une heure d’arrivée.<text:line-break/>La table </text:span><text:span text:style-name="Strong_20_Emphasis"><text:span text:style-name="T1">passage</text:span></text:span><text:span text:style-name="T1"> permet de relier un trajet à différentes stations, en précisant l’ordre de passage et l’heure de passage.<text:line-break/>Ce choix nous permet de représenter la circulation d’un trajet sur plusieurs stations.</text:span></text:p>
      <text:p text:style-name="P2">Nous avons également utilisé une table d’association pour représenter les stations desservies par une ligne.</text:p>
      <text:p text:style-name="P4"><text:span text:style-name="T1"/></text:p>
      <text:h text:style-name="P1" text:outline-level="2"><text:soft-page-break/>Slide 6 — Justification du modèle</text:h>
      <text:p text:style-name="P2">Nous avons choisi cette structure pour éviter de mettre toutes les informations dans une seule table.<text:line-break/>Cela permet d’avoir une base mieux organisée, avec moins de répétitions.<text:line-break/>Chaque table représente un objet précis, et les relations entre tables sont assurées par des clés étrangères.<text:line-break/>Cette organisation facilite les jointures et les requêtes d’analyse.</text:p>
      <text:h text:style-name="P1" text:outline-level="2">Slide 7 — Exemple de contraintes</text:h>
      <text:p text:style-name="P2">Dans le script SQL, nous avons utilisé des clés primaires pour identifier chaque ligne, chaque station, chaque trajet et chaque passage.<text:line-break/>Nous avons aussi utilisé des clés étrangères pour relier les tables entre elles.<text:line-break/>Enfin, nous avons ajouté quelques contraintes de cohérence, par exemple pour éviter des doublons ou garantir la validité de certaines données.</text:p>
      <text:h text:style-name="P1" text:outline-level="2">Slide 8 — Jeu de données</text:h>
      <text:p text:style-name="P2">Nous avons ensuite préparé un jeu de données pour alimenter la base.<text:line-break/>Nous avons inséré plusieurs lignes de métro ainsi qu’un grand nombre de stations du réseau francilien.<text:line-break/>Ce jeu de données nous permet de tester les relations entre les tables et de produire des résultats exploitables pour les requêtes.</text:p>
      <text:h text:style-name="Heading_20_2" text:outline-level="2"><text:span text:style-name="T1">Slide 9 — Pourquoi GitHub</text:span></text:h>
      <text:p text:style-name="P2">Pour travailler en groupe, nous avons utilisé GitHub.<text:line-break/>Cela nous a permis de centraliser les scripts SQL, de suivre les modifications, et d’éviter de nous envoyer les fichiers par mail.<text:line-break/>Le dépôt regroupe notre schéma, nos scripts de création et nos scripts d’insertion, ce qui facilite le travail collaboratif. </text:p>
      <text:h text:style-name="P1" text:outline-level="2">Slide 10 — Exemples de requêtes possibles</text:h>
      <text:p text:style-name="P4">Là, tu peux annoncer sans trop détailler encore :</text:p>
      <text:p text:style-name="P2">Une fois la base créée et alimentée, nous pouvons poser plusieurs questions à la base de données.<text:line-break/>Par exemple :<text:line-break/>quelles stations sont desservies par une ligne donnée,<text:line-break/>quels sont les passages d’un trajet,<text:line-break/>ou encore quels trajets appartiennent à une ligne.<text:line-break/>Ces requêtes permettent ensuite de faire des analyses et des représentations graphiques.</text:p>
      <text:h text:style-name="P1" text:outline-level="2">Slide 11 — Intérêt analytique</text:h>
      <text:p text:style-name="P2">Ce projet ne sert pas seulement à stocker des données.<text:line-break/>Il permet aussi de les exploiter.<text:line-break/>À partir des requêtes, on peut par exemple analyser le nombre de stations par ligne, les trajets enregistrés par ligne, ou encore la répartition des passages.<text:line-break/>Cela rejoint l’objectif de la SAE, qui est à la fois de concevoir une base relationnelle et d’analyser les données. </text:p>
      <text:h text:style-name="P1" text:outline-level="2">Slide 12 — Conclusion</text:h>
      <text:p text:style-name="P2">Pour conclure, notre projet répond à une demande fictive cohérente de la RATP, dans le cadre du thème transport public.<text:line-break/>Nous avons conçu une base de données relationnelle simple, structurée autour des lignes, des stations, des trajets et des passages.<text:line-break/>Ce projet nous a permis de mettre en pratique les notions vues en cours, notamment la modélisation relationnelle, la création de tables, les relations entre tables, l’insertion de données et les requêtes SQL.</text:p>
      <text:p text:style-name="P5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6T15:44:17.084788401</meta:creation-date>
    <dc:date>2026-03-26T15:50:52.909506474</dc:date>
    <meta:editing-duration>PT6M37S</meta:editing-duration>
    <meta:editing-cycles>1</meta:editing-cycles>
    <meta:document-statistic meta:table-count="0" meta:image-count="0" meta:object-count="0" meta:page-count="3" meta:paragraph-count="28" meta:word-count="814" meta:character-count="5098" meta:non-whitespace-character-count="4297"/>
    <meta:generator>LibreOffice/25.8.5.2$Linux_X86_64 LibreOffice_project/580$Build-2</meta:generator>
  </office:meta>
</office:document-meta>
</file>